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423" officeooo:paragraph-rsid="00194423"/>
    </style:style>
    <style:style style:name="P2" style:family="paragraph" style:parent-style-name="Standard">
      <style:text-properties officeooo:rsid="0019a1c8" officeooo:paragraph-rsid="0019a1c8"/>
    </style:style>
    <style:style style:name="P3" style:family="paragraph" style:parent-style-name="Standard">
      <style:text-properties officeooo:paragraph-rsid="0019a1c8"/>
    </style:style>
    <style:style style:name="P4" style:family="paragraph" style:parent-style-name="Standard">
      <style:text-properties officeooo:rsid="001f81d5" officeooo:paragraph-rsid="001f81d5"/>
    </style:style>
    <style:style style:name="P5" style:family="paragraph" style:parent-style-name="Standard" style:list-style-name="L1">
      <style:text-properties officeooo:rsid="0019a1c8" officeooo:paragraph-rsid="0019a1c8"/>
    </style:style>
    <style:style style:name="P6" style:family="paragraph" style:parent-style-name="Standard" style:list-style-name="L2">
      <style:text-properties officeooo:rsid="0019a1c8" officeooo:paragraph-rsid="0019a1c8"/>
    </style:style>
    <style:style style:name="P7" style:family="paragraph" style:parent-style-name="Standard" style:list-style-name="L3">
      <style:text-properties officeooo:rsid="0019a1c8" officeooo:paragraph-rsid="0019a1c8"/>
    </style:style>
    <style:style style:name="P8" style:family="paragraph" style:parent-style-name="Standard" style:list-style-name="L2">
      <style:text-properties officeooo:rsid="001c5369" officeooo:paragraph-rsid="001c5369"/>
    </style:style>
    <style:style style:name="P9" style:family="paragraph" style:parent-style-name="Standard" style:list-style-name="L2">
      <style:text-properties officeooo:rsid="001aa777" officeooo:paragraph-rsid="001aa777"/>
    </style:style>
    <style:style style:name="P10" style:family="paragraph" style:parent-style-name="Standard" style:list-style-name="L3">
      <style:text-properties officeooo:rsid="001aa777" officeooo:paragraph-rsid="001aa777"/>
    </style:style>
    <style:style style:name="P11" style:family="paragraph" style:parent-style-name="Standard" style:list-style-name="L2">
      <style:text-properties officeooo:rsid="0024e2cb" officeooo:paragraph-rsid="0024e2cb"/>
    </style:style>
    <style:style style:name="P12" style:family="paragraph" style:parent-style-name="Standard" style:list-style-name="L2">
      <style:text-properties officeooo:rsid="00194423" officeooo:paragraph-rsid="00194423"/>
    </style:style>
    <style:style style:name="P13" style:family="paragraph" style:parent-style-name="Standard" style:list-style-name="L2">
      <style:text-properties officeooo:rsid="0026e5cc" officeooo:paragraph-rsid="0026e5cc"/>
    </style:style>
    <style:style style:name="P14" style:family="paragraph" style:parent-style-name="Standard" style:list-style-name="L3">
      <style:text-properties officeooo:rsid="001f81d5" officeooo:paragraph-rsid="001f81d5"/>
    </style:style>
    <style:style style:name="P15" style:family="paragraph" style:parent-style-name="Standard" style:list-style-name="L3">
      <style:text-properties officeooo:rsid="001f8b16" officeooo:paragraph-rsid="001f8b16"/>
    </style:style>
    <style:style style:name="P16" style:family="paragraph" style:parent-style-name="Standard" style:list-style-name="L3">
      <style:text-properties officeooo:rsid="002cd984" officeooo:paragraph-rsid="002cd984"/>
    </style:style>
    <style:style style:name="P17" style:family="paragraph" style:parent-style-name="Standard" style:list-style-name="L3">
      <style:text-properties officeooo:rsid="002e1d25" officeooo:paragraph-rsid="002e1d25"/>
    </style:style>
    <style:style style:name="P18" style:family="paragraph" style:parent-style-name="Standard" style:list-style-name="L3">
      <style:text-properties officeooo:rsid="002ed86c" officeooo:paragraph-rsid="002ed86c"/>
    </style:style>
    <style:style style:name="T1" style:family="text">
      <style:text-properties officeooo:rsid="0019a1c8"/>
    </style:style>
    <style:style style:name="T2" style:family="text">
      <style:text-properties officeooo:rsid="001f81d5"/>
    </style:style>
    <style:style style:name="T3" style:family="text">
      <style:text-properties officeooo:rsid="001f8b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c55f"/>
    </style:style>
    <style:style style:name="T6" style:family="text">
      <style:text-properties officeooo:rsid="00298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ainstorming for Personal Website</text:p>
      <text:p text:style-name="P4"><text:tab/>This website will be somewhere I can post stuff I’ve written or created and post it online, in particular things I want a wider audience to see. It should be lightweight for users, with the web pages rendered on the server before being sent out (opposed to making browsers do the work). I don’t think that’ll be an issue anyways, but it’s how I want to make it.</text:p>
      <text:p text:style-name="P4"><text:tab/>Also, this will be an opportunity for me to learn <text:span text:style-name="T4">Javascript</text:span>, perhaps <text:span text:style-name="T4">Jekyll</text:span> as well, and expand my <text:span text:style-name="T4">SQL</text:span> exposure to online applications.</text:p>
      <text:p text:style-name="P4"/>
      <text:p text:style-name="P3"><text:span text:style-name="T2">Ideas</text:span><text:span text:style-name="T1">:</text:span></text:p>
      <text:list xml:id="list473014902" text:style-name="L1">
        <text:list-item>
          <text:p text:style-name="P5">HTML Styling/Fancy Styling (both available)</text:p>
        </text:list-item>
        <text:list-item>
          <text:p text:style-name="P5">Connected Database (SQLite?)</text:p>
        </text:list-item>
      </text:list>
      <text:p text:style-name="P1">Web Pages:</text:p>
      <text:list xml:id="list1155005523" text:style-name="L2">
        <text:list-item>
          <text:p text:style-name="P8">Page Template</text:p>
          <text:list>
            <text:list-item>
              <text:p text:style-name="P8">This is the template that all pages grow from</text:p>
            </text:list-item>
            <text:list-item>
              <text:p text:style-name="P8">Header: Title/Link Home/Link Projects</text:p>
            </text:list-item>
            <text:list-item>
              <text:p text:style-name="P8">Footer: copyright blah blah blah</text:p>
            </text:list-item>
          </text:list>
        </text:list-item>
        <text:list-item>
          <text:p text:style-name="P6">Home Page</text:p>
          <text:list>
            <text:list-item>
              <text:p text:style-name="P6">The first page that people visit.</text:p>
            </text:list-item>
            <text:list-item>
              <text:p text:style-name="P9">Components</text:p>
              <text:list>
                <text:list-item>
                  <text:p text:style-name="P9">Link to Project Search Page</text:p>
                </text:list-item>
                <text:list-item>
                  <text:p text:style-name="P11">An about blurb</text:p>
                </text:list-item>
                <text:list-item>
                  <text:p text:style-name="P11">Announcements scroll pane</text:p>
                </text:list-item>
                <text:list-item>
                  <text:p text:style-name="P11">Link to Github</text:p>
                </text:list-item>
              </text:list>
            </text:list-item>
          </text:list>
        </text:list-item>
        <text:list-item>
          <text:p text:style-name="P12">Project View</text:p>
          <text:list>
            <text:list-item>
              <text:p text:style-name="P12">This is the generic document view that allows visitors to view them and perhaps download them in pdf/img form.</text:p>
            </text:list-item>
            <text:list-item>
              <text:p text:style-name="P12">Components <text:span text:style-name="T1">(listed in order of vertical appearance)</text:span>:</text:p>
              <text:list>
                <text:list-item>
                  <text:p text:style-name="P12"><text:bookmark-start text:name="__DdeLink__193_2045667506"/>Title</text:p>
                </text:list-item>
                <text:list-item>
                  <text:p text:style-name="P12">Category</text:p>
                </text:list-item>
                <text:list-item>
                  <text:p text:style-name="P12">Date First Uploaded</text:p>
                </text:list-item>
                <text:list-item>
                  <text:p text:style-name="P12">Date Last Updated</text:p>
                </text:list-item>
                <text:list-item>
                  <text:p text:style-name="P12">Update History</text:p>
                </text:list-item>
                <text:list-item>
                  <text:p text:style-name="P12">Link</text:p>
                </text:list-item>
                <text:list-item>
                  <text:p text:style-name="P12">A Blurb about it</text:p>
                </text:list-item>
                <text:list-item>
                  <text:p text:style-name="P12">PDF or Image View. It should allow resizing and download options.</text:p>
                </text:list-item>
                <text:list-item>
                  <text:p text:style-name="P6">File Type</text:p>
                </text:list-item>
                <text:list-item>
                  <text:p text:style-name="P13">View Type Selection <text:span text:style-name="T5">Buttons </text:span><text:span text:style-name="T6">(Day/Week/Month/Total)</text:span></text:p>
                </text:list-item>
                <text:list-item>
                  <text:p text:style-name="P9">Views<text:bookmark-end text:name="__DdeLink__193_2045667506"/></text:p>
                </text:list-item>
              </text:list>
            </text:list-item>
          </text:list>
        </text:list-item>
        <text:list-item>
          <text:p text:style-name="P12">Project Search:</text:p>
          <text:list>
            <text:list-item>
              <text:p text:style-name="P12">The page where visitors can search for projects via different filters</text:p>
            </text:list-item>
            <text:list-item>
              <text:p text:style-name="P12">Components:</text:p>
              <text:list>
                <text:list-item>
                  <text:p text:style-name="P12"><text:bookmark-start text:name="__DdeLink__195_2045667506"/>Category Filter</text:p>
                </text:list-item>
                <text:list-item>
                  <text:p text:style-name="P12">Uploaded Filter</text:p>
                </text:list-item>
                <text:list-item>
                  <text:p text:style-name="P12"><text:soft-page-break/>Sort Options</text:p>
                </text:list-item>
                <text:list-item>
                  <text:p text:style-name="P12">Date Last Updated Filter</text:p>
                </text:list-item>
                <text:list-item>
                  <text:p text:style-name="P6">Table with Projects</text:p>
                </text:list-item>
                <text:list-item>
                  <text:p text:style-name="P9">Views (adjustable to days/weeks/month/total)<text:bookmark-end text:name="__DdeLink__195_2045667506"/></text:p>
                </text:list-item>
              </text:list>
            </text:list-item>
          </text:list>
        </text:list-item>
      </text:list>
      <text:p text:style-name="P2"/>
      <text:p text:style-name="P2">Database Tables:</text:p>
      <text:list xml:id="list3648865334" text:style-name="L3">
        <text:list-item>
          <text:p text:style-name="P7">Web Pages</text:p>
          <text:list>
            <text:list-item>
              <text:p text:style-name="P14">Name</text:p>
            </text:list-item>
            <text:list-item>
              <text:p text:style-name="P14">Browser Title</text:p>
            </text:list-item>
            <text:list-item>
              <text:p text:style-name="P14">File Name</text:p>
            </text:list-item>
            <text:list-item>
              <text:p text:style-name="P14">URL</text:p>
            </text:list-item>
          </text:list>
        </text:list-item>
        <text:list-item>
          <text:p text:style-name="P7">Projects</text:p>
          <text:list>
            <text:list-item>
              <text:p text:style-name="P14"><text:bookmark-start text:name="__DdeLink__95_3742762972"/>Title <text:span text:style-name="T3">(PK)</text:span></text:p>
            </text:list-item>
            <text:list-item>
              <text:p text:style-name="P14">Category</text:p>
            </text:list-item>
            <text:list-item>
              <text:p text:style-name="P14">Created Date</text:p>
            </text:list-item>
            <text:list-item>
              <text:p text:style-name="P14">Last Update Date</text:p>
            </text:list-item>
            <text:list-item>
              <text:p text:style-name="P14">Link</text:p>
            </text:list-item>
            <text:list-item>
              <text:p text:style-name="P14">Blurb</text:p>
            </text:list-item>
            <text:list-item>
              <text:p text:style-name="P14">File Name</text:p>
            </text:list-item>
            <text:list-item>
              <text:p text:style-name="P14">File Type</text:p>
            </text:list-item>
            <text:list-item>
              <text:p text:style-name="P14">Version Views</text:p>
            </text:list-item>
            <text:list-item>
              <text:p text:style-name="P10">Total Views<text:bookmark-end text:name="__DdeLink__95_3742762972"/></text:p>
            </text:list-item>
            <text:list-item>
              <text:p text:style-name="P10">Views within the past day</text:p>
            </text:list-item>
            <text:list-item>
              <text:p text:style-name="P10">Views within the past week</text:p>
            </text:list-item>
            <text:list-item>
              <text:p text:style-name="P10">Views within the past month</text:p>
            </text:list-item>
          </text:list>
        </text:list-item>
        <text:list-item>
          <text:p text:style-name="P14">Project History Table</text:p>
          <text:list>
            <text:list-item>
              <text:p text:style-name="P14">Title</text:p>
            </text:list-item>
            <text:list-item>
              <text:p text:style-name="P14">Category</text:p>
            </text:list-item>
            <text:list-item>
              <text:p text:style-name="P14">Update Date</text:p>
            </text:list-item>
            <text:list-item>
              <text:p text:style-name="P14">Link</text:p>
            </text:list-item>
            <text:list-item>
              <text:p text:style-name="P14">Blurb</text:p>
            </text:list-item>
            <text:list-item>
              <text:p text:style-name="P14">File Name</text:p>
            </text:list-item>
            <text:list-item>
              <text:p text:style-name="P14">File Type</text:p>
            </text:list-item>
            <text:list-item>
              <text:p text:style-name="P14">Version Views</text:p>
            </text:list-item>
          </text:list>
        </text:list-item>
        <text:list-item>
          <text:p text:style-name="P7">Project Category</text:p>
          <text:list>
            <text:list-item>
              <text:p text:style-name="P15">Category ID</text:p>
            </text:list-item>
            <text:list-item>
              <text:p text:style-name="P15">Category</text:p>
              <text:list>
                <text:list-item>
                  <text:p text:style-name="P15">Drafting</text:p>
                </text:list-item>
                <text:list-item>
                  <text:p text:style-name="P15">In Progress!</text:p>
                </text:list-item>
                <text:list-item>
                  <text:p text:style-name="P15">Poetry</text:p>
                </text:list-item>
                <text:list-item>
                  <text:p text:style-name="P15">Programming</text:p>
                </text:list-item>
                <text:list-item>
                  <text:p text:style-name="P15">Prose</text:p>
                </text:list-item>
                <text:list-item>
                  <text:p text:style-name="P15">Story</text:p>
                </text:list-item>
              </text:list>
            </text:list-item>
          </text:list>
        </text:list-item>
        <text:list-item>
          <text:p text:style-name="P7">Project File Types</text:p>
          <text:list>
            <text:list-item>
              <text:p text:style-name="P15"><text:soft-page-break/>File Type ID</text:p>
            </text:list-item>
            <text:list-item>
              <text:p text:style-name="P15">File Type</text:p>
              <text:list>
                <text:list-item>
                  <text:p text:style-name="P15">Image</text:p>
                </text:list-item>
                <text:list-item>
                  <text:p text:style-name="P15">PDF</text:p>
                </text:list-item>
                <text:list-item>
                  <text:p text:style-name="P15">Drafting File</text:p>
                </text:list-item>
                <text:list-item>
                  <text:p text:style-name="P15">Video</text:p>
                </text:list-item>
              </text:list>
            </text:list-item>
          </text:list>
        </text:list-item>
        <text:list-item>
          <text:p text:style-name="P16">Announcements</text:p>
          <text:list>
            <text:list-item>
              <text:p text:style-name="P16">Announce ID</text:p>
            </text:list-item>
            <text:list-item>
              <text:p text:style-name="P16">Created Date</text:p>
            </text:list-item>
            <text:list-item>
              <text:p text:style-name="P17">Updated Date</text:p>
            </text:list-item>
            <text:list-item>
              <text:p text:style-name="P16">Title</text:p>
            </text:list-item>
            <text:list-item>
              <text:p text:style-name="P16">Description</text:p>
            </text:list-item>
            <text:list-item>
              <text:p text:style-name="P18">Link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1-26T17:09:21.321101051</meta:creation-date>
    <dc:date>2020-12-02T22:38:52.325518050</dc:date>
    <dc:creator>Nicholas Neumeyer</dc:creator>
    <meta:editing-duration>PT1H1M49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3" meta:paragraph-count="93" meta:word-count="423" meta:character-count="2113" meta:non-whitespace-character-count="1868"/>
  </office:meta>
</office:document-meta>
</file>